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302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Trailing whitespace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Input file dir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Web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Web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?</text:p>
          </table:table-cell>
          <table:table-cell/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 table:number-rows-repeated="1048457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108:Sheet1.C1048576 Sheet1.C28:Sheet1.C95 Sheet1.C97:Sheet1.C100 Sheet1.C106:Sheet1.C10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month/>
      <number:text>/</number:text>
      <number:day/>
      <number:text>/</number:text>
      <number:year number:style="long"/>
    </number:date-style>
    <number:date-style style:name="N121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0">00/00/0000</text:date>, <text:time style:data-style-name="N2" text:time-value="12:39:51.0546006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4-10T15:10:54.616283837</dc:date>
    <meta:editing-duration>P1DT4H53M42S</meta:editing-duration>
    <meta:editing-cycles>151</meta:editing-cycles>
    <meta:generator>LibreOffice/7.3.1.3$Linux_X86_64 LibreOffice_project/30$Build-3</meta:generator>
    <meta:document-statistic meta:table-count="1" meta:cell-count="496" meta:object-count="0"/>
  </office:meta>
</office:document-meta>
</file>